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85337" officeooo:paragraph-rsid="00185337"/>
    </style:style>
    <style:style style:name="P7" style:family="paragraph" style:parent-style-name="Text_20_body">
      <style:text-properties officeooo:paragraph-rsid="00185337"/>
    </style:style>
    <style:style style:name="P8" style:family="paragraph" style:parent-style-name="Heading_20_1">
      <style:paragraph-properties fo:text-align="center" style:justify-single-word="false"/>
      <style:text-properties style:text-underline-style="none" officeooo:rsid="000aabb1" officeooo:paragraph-rsid="000aabb1"/>
    </style:style>
    <style:style style:name="P9" style:family="paragraph" style:parent-style-name="Heading_20_2">
      <style:paragraph-properties fo:text-align="center" style:justify-single-word="false"/>
      <style:text-properties officeooo:rsid="000aabb1" officeooo:paragraph-rsid="000aabb1"/>
    </style:style>
    <style:style style:name="P10" style:family="paragraph" style:parent-style-name="Heading_20_2">
      <style:text-properties style:text-underline-style="solid" style:text-underline-width="auto" style:text-underline-color="font-color" officeooo:rsid="000aabb1" officeooo:paragraph-rsid="000aabb1"/>
    </style:style>
    <style:style style:name="P11" style:family="paragraph" style:parent-style-name="Heading_20_2">
      <style:text-properties style:text-underline-style="solid" style:text-underline-width="auto" style:text-underline-color="font-color" officeooo:rsid="000dcf93" officeooo:paragraph-rsid="000dcf93"/>
    </style:style>
    <style:style style:name="P12" style:family="paragraph" style:parent-style-name="Heading_20_2">
      <style:text-properties style:text-underline-style="solid" style:text-underline-width="auto" style:text-underline-color="font-color" officeooo:rsid="00185337" officeooo:paragraph-rsid="00185337"/>
    </style:style>
    <style:style style:name="P13" style:family="paragraph" style:parent-style-name="Heading_20_2">
      <style:paragraph-properties fo:break-before="page"/>
      <style:text-properties officeooo:paragraph-rsid="0014f58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4f58a"/>
    </style:style>
    <style:style style:name="T3" style:family="text">
      <style:text-properties style:text-underline-style="solid" style:text-underline-width="auto" style:text-underline-color="font-color" officeooo:rsid="00185337"/>
    </style:style>
    <style:style style:name="T4" style:family="text">
      <style:text-properties officeooo:rsid="000c9b71"/>
    </style:style>
    <style:style style:name="T5" style:family="text">
      <style:text-properties officeooo:rsid="0012b6d0"/>
    </style:style>
    <style:style style:name="T6" style:family="text">
      <style:text-properties style:text-underline-style="none" officeooo:rsid="0014f5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Portfolio C (2018-2019)</text:h>
      <text:h text:style-name="P9" text:outline-level="2">Guillaume Cau</text:h>
      <text:p text:style-name="P1"/>
      <text:h text:style-name="P10"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4">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11"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donc été obligé de faire la somme de l’indice trouvé avec la taille du tableau divisé par deux lorsque l’élément se trouvait dans la partie de « droite » lors d’un appel récursif. <text:line-break/><text:span text:style-name="T5">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13" text:outline-level="2"><text:span text:style-name="T2">TP n°4 :</text:span></text:h>
      <text:p text:style-name="Text_20_body"><text:span text:style-name="T6"/></text:p>
      <text:p text:style-name="Text_20_body"><text:span text:style-name="T6">Le but de ce TP était d’apprendre à utiliser une pile (LIFO).</text:span><text:span text:style-name="T5"> Je n’ai pas vraiment eu de difficulté à créer ses fonctions associées.<text:line-break/>Le seul problème était de savoir dans quel sens effectuer les opérations binaire ( à deux arguments).</text:span></text:p>
      <text:p text:style-name="Text_20_body"/>
      <text:h text:style-name="P12" text:outline-level="2">TP n°5 :</text:h>
      <text:p text:style-name="P7"><text:span text:style-name="T3"/></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1-26T21:08:12.859294862</dc:date>
    <meta:editing-duration>PT9H38M30S</meta:editing-duration>
    <meta:editing-cycles>7</meta:editing-cycles>
    <meta:generator>LibreOffice/6.1.4.2$Linux_X86_64 LibreOffice_project/10$Build-2</meta:generator>
    <meta:document-statistic meta:table-count="0" meta:image-count="0" meta:object-count="0" meta:page-count="2" meta:paragraph-count="9" meta:word-count="359" meta:character-count="2031" meta:non-whitespace-character-count="1679"/>
  </office:meta>
</office:document-meta>
</file>